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348cm" fo:margin-left="0.445cm" fo:margin-top="0cm" fo:margin-bottom="0cm" table:align="left" style:writing-mode="lr-tb"/>
    </style:style>
    <style:style style:name="Tabella1.A" style:family="table-column">
      <style:table-column-properties style:column-width="5.3cm"/>
    </style:style>
    <style:style style:name="Tabella1.B" style:family="table-column">
      <style:table-column-properties style:column-width="5.613cm"/>
    </style:style>
    <style:style style:name="Tabella1.C" style:family="table-column">
      <style:table-column-properties style:column-width="5.435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List_20_Paragraph" style:list-style-name="WWNum1" style:master-page-name="Standard">
      <style:paragraph-properties style:page-number="auto"/>
      <style:text-properties style:font-name="Calibri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style:font-name="Calibri"/>
    </style:style>
    <style:style style:name="P3" style:family="paragraph" style:parent-style-name="Standard">
      <style:text-properties style:font-name="Calibri"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margin-top="0cm" fo:margin-bottom="0cm" fo:line-height="100%"/>
      <style:text-properties style:font-name="Calibri" fo:font-size="11pt" style:font-size-asian="11pt" style:font-size-complex="11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" fo:font-size="11pt" style:font-size-asian="11pt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83899476242143062" text:style-name="WWNum1">
        <text:list-item>
          <text:p text:style-name="P1"><text:span text:style-name="T1">Gestione Riparazioni</text:span></text:p>
        </text:list-item>
      </text:list>
      <text:p text:style-name="P2"/>
      <text:p text:style-name="P3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<text:span text:style-name="T2">TIPO</text:span></text:p>
          </table:table-cell>
          <table:table-cell table:style-name="Tabella1.A1" office:value-type="string">
            <text:p text:style-name="P5"><text:span text:style-name="T2">NOME</text:span></text:p>
          </table:table-cell>
          <table:table-cell table:style-name="Tabella1.A1" office:value-type="string">
            <text:p text:style-name="P5"><text:span text:style-name="T2">DESCRIZIONE</text:span></text:p>
          </table:table-cell>
        </table:table-row>
        <table:table-row table:style-name="Tabella1.1">
          <table:table-cell table:style-name="Tabella1.A1" office:value-type="string">
            <text:p text:style-name="P4"><text:span text:style-name="T2">Entity Object</text:span></text:p>
          </table:table-cell>
          <table:table-cell table:style-name="Tabella1.A1" office:value-type="string">
            <text:p text:style-name="P4">Gestore delle riparazioni</text:p>
          </table:table-cell>
          <table:table-cell table:style-name="Tabella1.A1" office:value-type="string">
            <text:p text:style-name="P4">Rappresenta un’entità generata per prelevare i dati di un gestore delle riparazioni.</text:p>
          </table:table-cell>
        </table:table-row>
        <table:table-row table:style-name="Tabella1.1">
          <table:table-cell table:style-name="Tabella1.A1" office:value-type="string">
            <text:p text:style-name="P4"><text:span text:style-name="T2">Boundary Object</text:span></text:p>
          </table:table-cell>
          <table:table-cell table:style-name="Tabella1.A1" office:value-type="string">
            <text:p text:style-name="P4">ModificastatoBoundary</text:p>
            <text:p text:style-name="P4"/>
            <text:p text:style-name="P4"/>
            <text:p text:style-name="P4"/>
            <text:p text:style-name="P4"/>
            <text:p text:style-name="P4">AggiuntadisponibilitàBoundary</text:p>
            <text:p text:style-name="P4"/>
            <text:p text:style-name="P4"/>
            <text:p text:style-name="P4"/>
            <text:p text:style-name="P4">ModificadisponibilitàBoundary</text:p>
            <text:p text:style-name="P4"/>
            <text:p text:style-name="P4"/>
            <text:p text:style-name="P4"/>
            <text:p text:style-name="P4">FineriparazioneBoundary</text:p>
            <text:p text:style-name="P4"/>
            <text:p text:style-name="P4"/>
            <text:p text:style-name="P4"/>
          </table:table-cell>
          <table:table-cell table:style-name="Tabella1.A1" office:value-type="string">
            <text:p text:style-name="P4">Il boundary che permette al gestore delle riparazioni di modificare lo stato di riparazione di un prodotto.</text:p>
            <text:p text:style-name="P4"/>
            <text:p text:style-name="P4">Il boundary che permette al gestore delle riparazioni di aggiungere le date disponibili.</text:p>
            <text:p text:style-name="P4"/>
            <text:p text:style-name="P4">Il boundary che permette al gestore delle riparazioni di aggiornare le date disponibili.</text:p>
            <text:p text:style-name="P4"/>
            <text:p text:style-name="P4">Il boundary che permette al gestore delle riparazioni di aggiungere la data stimata di fine riparazione.</text:p>
            <text:p text:style-name="P4"/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4"><text:span text:style-name="T2">Control Object</text:span></text:p>
          </table:table-cell>
          <table:table-cell table:style-name="Tabella1.A1" office:value-type="string">
            <text:p text:style-name="P4">ModificastatoControl</text:p>
            <text:p text:style-name="P4"/>
            <text:p text:style-name="P4"/>
            <text:p text:style-name="P4"/>
            <text:p text:style-name="P4">AggiuntadisponibilitàControl</text:p>
            <text:p text:style-name="P4"/>
            <text:p text:style-name="P4"/>
            <text:p text:style-name="P4"/>
            <text:p text:style-name="P4"/>
            <text:p text:style-name="P4">ModificadisponibilitàControl</text:p>
            <text:p text:style-name="P4"/>
            <text:p text:style-name="P4"/>
            <text:p text:style-name="P4"/>
            <text:p text:style-name="P4">FineriparazioneControl</text:p>
            <text:p text:style-name="P4"/>
            <text:p text:style-name="P4"/>
            <text:p text:style-name="P4"/>
            <text:p text:style-name="P4"/>
          </table:table-cell>
          <table:table-cell table:style-name="Tabella1.A1" office:value-type="string">
            <text:p text:style-name="P4">Permette di gestire le operazioni relative allo stato di riparazione di un prodotto.</text:p>
            <text:p text:style-name="P4"/>
            <text:p text:style-name="P4">Permette di gestire le operazioni relative all’ aggiunta di date disponibili per le riparazioni.</text:p>
            <text:p text:style-name="P4"/>
            <text:p text:style-name="P4">Permette di gestire le operazioni relative alla modifica delle date disponibili.</text:p>
            <text:p text:style-name="P4"/>
            <text:p text:style-name="P4">Permette di gestire le operazioni relative all'aggiunta della data stimata di fine riparazione di un prodotto 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Perretta</meta:initial-creator>
    <meta:creation-date>2018-11-12T09:53:17.59</meta:creation-date>
    <meta:document-statistic meta:table-count="1" meta:image-count="0" meta:object-count="0" meta:page-count="1" meta:paragraph-count="25" meta:word-count="149" meta:character-count="1150"/>
    <dc:date>2018-11-12T10:22:12.77</dc:date>
    <dc:creator>Francesco Perretta</dc:creator>
    <meta:editing-duration>PT3M56S</meta:editing-duration>
    <meta:editing-cycles>1</meta:editing-cycles>
    <meta:generator>OpenOffice/4.1.5$Win32 OpenOffice.org_project/415m1$Build-9789</meta:generator>
  </office:meta>
</office:document-meta>
</file>